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1099F34E569912CE2F5.png" manifest:media-type="image/png"/>
  <manifest:file-entry manifest:full-path="Pictures/100002010000010400000032C8B761EAC2DDF725.png" manifest:media-type="image/png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114000000EDE7506BDB26831916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b6d8d1"/>
    </style:style>
    <style:style style:name="P30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a7279d"/>
    </style:style>
    <style:style style:name="T9" style:family="text">
      <style:text-properties officeooo:rsid="03b0224e"/>
    </style:style>
    <style:style style:name="T10" style:family="text">
      <style:text-properties officeooo:rsid="03973d6a"/>
    </style:style>
    <style:style style:name="T11" style:family="text">
      <style:text-properties officeooo:rsid="03b4d8f5"/>
    </style:style>
    <style:style style:name="T12" style:family="text">
      <style:text-properties officeooo:rsid="03b6d8d1"/>
    </style:style>
    <style:style style:name="T13" style:family="text">
      <style:text-properties officeooo:rsid="03b853e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Geometry Nodes Editor - Header - Add Menu - Volum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Geometry Nodes Editor - Header - Add Menu - Volume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60717094368">
          <table:table-cell table:style-name="Tabelle4.A1" office:value-type="string">
            <text:h text:style-name="P26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Grid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60717081584">
          <table:table-cell table:style-name="Tabelle3.A1" office:value-type="string">
            <text:h text:style-name="P27" text:outline-level="1"><text:bookmark-start text:name="__RefHeading___Toc1324_2343488134"/><text:span text:style-name="T5">A</text:span><text:span text:style-name="T6">dd</text:span><text:span text:style-name="T4"> menu - </text:span><text:span text:style-name="T7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400000032C8B761EAC2DDF725.png" xlink:type="simple" xlink:show="embed" xlink:actuate="onLoad" draw:mime-type="image/png"/></draw:frame></text:p>
      <text:p text:style-name="P10"><text:span text:style-name="T10">Here you find </text:span><text:span text:style-name="T9">nodes to modify the </text:span><text:span text:style-name="T11">volume</text:span><text:span text:style-name="T9">.</text:span></text:p>
      <text:p text:style-name="P8"/>
      <text:p text:style-name="Horizontal_20_Line"/>
      <text:h text:style-name="P28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3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369cm" svg:height="3.81cm" draw:z-index="4"><draw:image xlink:href="Pictures/1000020100000114000000EDE7506BDB26831916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3"> that c</text:span>urrently this node only works on volumes generated using geometry nodes.</text:p>
      <text:h text:style-name="P29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1" text:outline-level="4"><text:bookmark-start text:name="__RefHeading___Toc690_105577377"/>Grid<text:bookmark-end text:name="__RefHeading___Toc690_105577377"/></text:h>
      <text:p text:style-name="P14">The grid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2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12</text:span><text:span text:style-name="MT2"> Editors - Geometry Nodes Editor - Header - Add Menu - </text:span><text:span text:style-name="MT3">Volum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9M34S</meta:editing-duration>
    <meta:editing-cycles>836</meta:editing-cycles>
    <meta:generator>LibreOffice/7.0.4.2$Windows_X86_64 LibreOffice_project/dcf040e67528d9187c66b2379df5ea4407429775</meta:generator>
    <dc:date>2021-02-10T10:45:09.197000000</dc:date>
    <meta:document-statistic meta:table-count="2" meta:image-count="6" meta:object-count="0" meta:page-count="3" meta:paragraph-count="70" meta:word-count="314" meta:character-count="1719" meta:non-whitespace-character-count="1473"/>
    <meta:template xlink:type="simple" xlink:actuate="onRequest" xlink:title="standard1cm" xlink:href="../../../AppData/Roaming/LibreOffice/4/user/template/standard1cm.ott" meta:date="2016-03-29T10:15:31.334000000"/>
  </office:meta>
</office:document-meta>
</file>